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5100004F1D00003B56852CFCA1.wmf" manifest:media-type=""/>
  <manifest:file-entry manifest:full-path="Pictures/200000010000022A0000013157A6BD97.svm" manifest:media-type=""/>
  <manifest:file-entry manifest:full-path="Pictures/200000010000014F00000124CDD19E6C.svm" manifest:media-type=""/>
  <manifest:file-entry manifest:full-path="Pictures/20000001000000F6000001426FFCD15A.svm" manifest:media-type=""/>
  <manifest:file-entry manifest:full-path="Pictures/20000001000001F3000001A797EF8A04.svm" manifest:media-type=""/>
  <manifest:file-entry manifest:full-path="Pictures/200000010000017D000000D4CB37E4F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6cm" fo:min-width="1.124cm"/>
    </style:style>
    <style:style style:name="gr6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d^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7.979cm" svg:height="5.893cm" svg:x="0.319cm" svg:y="0.512cm">
          <draw:image xlink:href="Pictures/2000005100004F1D00003B56852CFCA1.wmf" xlink:type="simple" xlink:show="embed" xlink:actuate="onLoad">
            <text:p/>
          </draw:image>
          <draw:glue-point draw:id="4" svg:x="1.685cm" svg:y="0.078cm"/>
          <draw:glue-point draw:id="5" svg:x="1.61cm" svg:y="0.307cm"/>
          <draw:glue-point draw:id="6" svg:x="1.817cm" svg:y="-3.085cm"/>
        </draw:frame>
        <draw:line draw:style-name="gr2" draw:text-style-name="P1" xml:id="id6" draw:id="id6" draw:layer="layout" svg:x1="5.182cm" svg:y1="5.676cm" svg:x2="6.087cm" svg:y2="1.279cm">
          <draw:glue-point draw:id="4" svg:x="-1.292cm" svg:y="1.052cm"/>
          <draw:glue-point draw:id="5" svg:x="3.359cm" svg:y="-2.881cm"/>
          <draw:glue-point draw:id="6" svg:x="2.198cm" svg:y="-2.196cm"/>
          <text:p/>
        </draw:line>
        <draw:line draw:style-name="gr2" draw:text-style-name="P1" xml:id="id2" draw:id="id2" draw:layer="layout" svg:x1="5.156cm" svg:y1="5.677cm" svg:x2="1.35cm" svg:y2="5.677cm">
          <text:p/>
        </draw:line>
        <draw:connector draw:style-name="gr3" draw:text-style-name="P1" draw:layer="layout" draw:type="curve" svg:x1="5.975cm" svg:y1="6.248cm" svg:x2="5.156cm" svg:y2="5.677cm" draw:start-shape="id1" draw:start-glue-point="3" draw:end-shape="id2" draw:end-glue-point="1" svg:d="m5975 6248c-546 0-819-190-819-571">
          <text:p/>
        </draw:connector>
        <draw:frame draw:style-name="gr4" draw:text-style-name="P2" xml:id="id3" draw:id="id3" draw:layer="layout" svg:width="3.093cm" svg:height="0.911cm" svg:x="1.893cm" svg:y="0.633cm">
          <draw:text-box>
            <text:p><text:span text:style-name="T1">ڈایوڈ کی مساوات</text:span></text:p>
          </draw:text-box>
        </draw:frame>
        <draw:connector draw:style-name="gr3" draw:text-style-name="P1" draw:layer="layout" draw:type="curve" draw:line-skew="-3.515cm 1.666cm" svg:x1="4.986cm" svg:y1="1.088cm" svg:x2="5.757cm" svg:y2="1.641cm" draw:start-shape="id3" draw:start-glue-point="1" draw:end-shape="id4" draw:end-glue-point="6" svg:d="m4986 1088c445 0 371 295 452 447s319 161 319 106">
          <text:p/>
        </draw:connector>
        <draw:frame draw:style-name="gr5" draw:text-style-name="P4" draw:layer="layout" svg:width="2.403cm" svg:height="1.571cm" svg:x="1.608cm" svg:y="2.158cm">
          <draw:text-box>
            <text:p text:style-name="P3"><text:span text:style-name="T1">خط مماس کی</text:span></text:p>
            <text:p text:style-name="P3"><text:span text:style-name="T1"><text:s/></text:span><text:span text:style-name="T1">ڈھلوان</text:span><text:span text:style-name="T1"> </text:span></text:p>
          </draw:text-box>
          <draw:glue-point draw:id="4" svg:x="0.884cm" svg:y="1.76cm"/>
          <draw:glue-point draw:id="5" svg:x="3.507cm" svg:y="-1.311cm"/>
        </draw:frame>
        <draw:connector draw:style-name="gr3" draw:text-style-name="P1" draw:layer="layout" draw:type="curve" draw:line-skew="0cm 1.985cm -1.064cm" svg:x1="3.78cm" svg:y1="2.042cm" svg:x2="5.832cm" svg:y2="2.512cm" draw:start-shape="id5" draw:start-glue-point="1" draw:end-shape="id6" draw:end-glue-point="6" svg:d="m3780 2042c1042 0 695 709 1225 709s383-239 827-239">
          <text:p/>
        </draw:connector>
        <draw:frame draw:style-name="gr6" draw:text-style-name="P1" draw:layer="layout" svg:width="0.456cm" svg:height="0.253cm" svg:x="7.673cm" svg:y="5.579cm">
          <draw:image xlink:href="Pictures/200000010000017D000000D4CB37E4F5.svm" xlink:type="simple" xlink:show="embed" xlink:actuate="onLoad">
            <text:p/>
          </draw:image>
        </draw:frame>
        <draw:frame draw:style-name="gr7" draw:text-style-name="P1" draw:layer="layout" svg:width="0.401cm" svg:height="0.349cm" svg:x="1.19cm" svg:y="0.435cm">
          <draw:image xlink:href="Pictures/200000010000014F00000124CDD19E6C.svm" xlink:type="simple" xlink:show="embed" xlink:actuate="onLoad">
            <text:p/>
          </draw:image>
        </draw:frame>
        <draw:frame draw:style-name="gr8" draw:text-style-name="P1" xml:id="id1" draw:id="id1" draw:layer="layout" svg:width="0.664cm" svg:height="0.365cm" svg:x="5.975cm" svg:y="6.066cm">
          <draw:image xlink:href="Pictures/200000010000022A0000013157A6BD97.svm" xlink:type="simple" xlink:show="embed" xlink:actuate="onLoad">
            <text:p/>
          </draw:image>
        </draw:frame>
        <draw:frame draw:style-name="gr9" draw:text-style-name="P1" xml:id="id5" draw:id="id5" draw:layer="layout" svg:width="0.598cm" svg:height="0.506cm" svg:x="3.182cm" svg:y="1.789cm">
          <draw:image xlink:href="Pictures/20000001000001F3000001A797EF8A04.svm" xlink:type="simple" xlink:show="embed" xlink:actuate="onLoad">
            <text:p/>
          </draw:image>
        </draw:frame>
        <draw:frame draw:style-name="gr4" draw:text-style-name="P4" xml:id="id7" draw:id="id7" draw:layer="layout" svg:width="2.923cm" svg:height="1.571cm" svg:x="5.577cm" svg:y="3.715cm">
          <draw:text-box>
            <text:p text:style-name="P3"><text:span text:style-name="T1">نقطہ کارکردگی پر</text:span></text:p>
            <text:p text:style-name="P3"><text:span text:style-name="T1">خط مماس</text:span></text:p>
          </draw:text-box>
        </draw:frame>
        <draw:frame draw:style-name="gr10" draw:text-style-name="P1" draw:layer="layout" svg:width="0.294cm" svg:height="0.385cm" svg:x="4.942cm" svg:y="3.994cm">
          <draw:image xlink:href="Pictures/20000001000000F6000001426FFCD15A.svm" xlink:type="simple" xlink:show="embed" xlink:actuate="onLoad">
            <text:p/>
          </draw:image>
        </draw:frame>
        <draw:custom-shape draw:style-name="gr11" draw:text-style-name="P1" draw:layer="layout" svg:width="0.167cm" svg:height="0.167cm" svg:x="5.386cm" svg:y="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038cm" svg:y1="3.715cm" svg:x2="5.937cm" svg:y2="2.211cm" draw:start-shape="id7" draw:start-glue-point="0" draw:end-shape="id6" draw:end-glue-point="5" svg:d="m7038 3715c0-1003-367-1504-1101-15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dc:date>2014-02-28T16:01:26</dc:date>
    <dc:creator>kkk </dc:creator>
    <meta:editing-duration>PT45M35S</meta:editing-duration>
    <meta:editing-cycles>4</meta:editing-cycles>
    <meta:document-statistic meta:object-count="16"/>
  </office:meta>
</office:document-meta>
</file>